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ContextEventTests.listenersIn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pplicationContextEventTests.orderedListenersWith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pplicationContextEventTests.lambdaAs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pplicationContextEventTests.multicastSmartGenericTypeGeneric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rderedListener4.MyOrderedListener4( MyOrderedListener3 other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EventTests.multicastEvent( boolean match , Class &lt; ? &gt; listenerType , ApplicationEvent event , ResolvableType ev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syncEventPublishingInitMethod.setApplicationEventPublisher( ApplicationEventPublisher applicationEvent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EventTests.multicastGeneric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OrderedListener1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EventTests.anonymousClassAs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pplicationContextEventTests.proxiedListenersMixedWithTarge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pplicationContextEventTests.listenersInApplicationContextWithPayload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yOtherEvent.MyOtherEvent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EventTests.multicastGenericEventWro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ContextEventTests.beanPostProcessorPublishes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pplicationContextEventTests.nonSingletonListenerIn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yOrderedListenerBase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EventTests.simpleApplicationEventMulticasterWithTask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pplicationContextEventTests.testEventPublication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syncEventPublishingInitMethod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icationContextEventTests.initMethodPublishesAsync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pplicationContextEventTests.multicastSmartGenericWrongTypeGeneric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EventTests.multicastConcreteWrongTypeGeneric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BeanPostProcessor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NonSingletonListener.onApplicationEvent(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EventTests.lambdaAsListenerWithJava9StyleClassCas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plicationContextEventTests.lambdaAsListenerWith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yOrderedListener3.onApplicationEvent(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EventTests.listenerAndBroadcasterWithCircular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yPayloadListener.onApplicationEvent( Payload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EventTests.simpleApplicationEventMulticasterWith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yOrderedListener2.MyOrderedListener2( MyOrderedListener1 other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EventTests.innerBeanAs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plicationContextEventTests.multicastGenericEventWildcard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ContextEventTests.listenersInApplicationContextWithNested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pplicationContextEventTests.lambdaAsListenerWithJava8StyleClassCas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plicationContextEventTests.simpleApplicationEventMulticaster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plicationContextEventTests.multicastSimpl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plicationContextEventTests.initMethodPublishes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ventPublishingBeanPostProcessor.postProcessAfterInitialization(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BeanPostProcessor.postProcessBeforeInitialization( Object bean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PublishingInitMethod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InitMethod.setApplicationEventPublisher( ApplicationEventPublisher applicationEvent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EventTests.ordered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yEvent.MyEvent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rderedListener4.onApplicationEvent( M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EventTests.multicastConcreteTypeGeneric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EventTests.proxied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yOrderedListener1.onApplicationEvent(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OrderedListener2.onApplicationEvent( M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